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2" style:parent-style-name="Fonteparág.padrão" style:family="text">
      <style:text-properties fo:color="#222222" fo:font-size="10pt" style:font-size-asian="10pt" style:font-size-complex="10pt" fo:background-color="#FFFFFF" fo:language="pt" fo:country="BR"/>
    </style:style>
    <style:style style:name="P13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14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5" style:parent-style-name="Standard" style:family="paragraph">
      <style:paragraph-properties fo:line-height="150%"/>
    </style:style>
    <style:style style:name="T1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5" style:parent-style-name="Standard" style:family="paragraph">
      <style:paragraph-properties fo:text-align="justify" fo:line-height="150%"/>
    </style:style>
    <style:style style:name="T2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9" style:parent-style-name="Standard" style:family="paragraph">
      <style:paragraph-properties fo:line-height="150%"/>
    </style:style>
    <style:style style:name="T3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2" style:parent-style-name="Standard" style:family="paragraph">
      <style:paragraph-properties fo:line-height="150%"/>
    </style:style>
    <style:style style:name="T3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5" style:parent-style-name="Standard" style:family="paragraph">
      <style:paragraph-properties fo:line-height="150%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9" style:parent-style-name="Standard" style:family="paragraph">
      <style:paragraph-properties fo:line-height="150%"/>
    </style:style>
    <style:style style:name="T4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2" style:parent-style-name="Standard" style:family="paragraph">
      <style:paragraph-properties fo:text-align="justify" fo:line-height="150%"/>
    </style:style>
    <style:style style:name="T5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5" style:parent-style-name="Standard" style:family="paragraph">
      <style:paragraph-properties fo:line-height="150%"/>
    </style:style>
    <style:style style:name="T5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8" style:parent-style-name="Standard" style:family="paragraph">
      <style:paragraph-properties fo:line-height="150%"/>
    </style:style>
    <style:style style:name="T5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2" style:parent-style-name="Standard" style:family="paragraph">
      <style:paragraph-properties fo:line-height="150%"/>
    </style:style>
    <style:style style:name="T6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5" style:parent-style-name="Standard" style:family="paragraph">
      <style:paragraph-properties fo:line-height="150%"/>
      <style:text-properties fo:language="pt" fo:country="BR"/>
    </style:style>
    <style:style style:name="P66" style:parent-style-name="Standard" style:family="paragraph">
      <style:paragraph-properties fo:line-height="150%"/>
    </style:style>
    <style:style style:name="T6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6" style:parent-style-name="Standard" style:family="paragraph">
      <style:paragraph-properties fo:text-align="justify" fo:line-height="150%"/>
    </style:style>
    <style:style style:name="T7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9" style:parent-style-name="Standard" style:family="paragraph">
      <style:paragraph-properties fo:line-height="150%"/>
    </style:style>
    <style:style style:name="T8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2" style:parent-style-name="Standard" style:family="paragraph">
      <style:paragraph-properties fo:line-height="150%"/>
    </style:style>
    <style:style style:name="T8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5" style:parent-style-name="Standard" style:family="paragraph">
      <style:paragraph-properties fo:line-height="150%"/>
    </style:style>
    <style:style style:name="T8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</office:automatic-styles>
  <office:body>
    <office:text text:use-soft-page-breaks="true">
      <text:p text:style-name="P1"><text:span text:style-name="T7">Aluno: Muryllo Tiraza Santos</text:span><text:span text:style-name="T8"><text:tab/></text:span><text:span text:style-name="T9"><text:tab/></text:span><text:span text:style-name="T10"><text:tab/></text:span><text:span text:style-name="T11"><text:tab/>Data: 02/09/2013 - 09/09/2013</text:span><text:span text:style-name="T12"> </text:span></text:p>
      <text:p text:style-name="P13">Fase/Iteração: Iteração 1<text:tab/><text:tab/><text:tab/><text:tab/><text:tab/>Esforço Total: ~<text:s/>10<text:s/>horas</text:p>
      <text:p text:style-name="P14"/>
      <text:p text:style-name="P15"><text:span text:style-name="T16">Atividade</text:span><text:span text:style-name="T17">: Verificar Conexão <text:s text:c="18"/></text:span><text:span text:style-name="T18"><text:tab/></text:span><text:span text:style-name="T19"><text:s text:c="23"/></text:span><text:span text:style-name="T20"><text:tab/></text:span><text:span text:style-name="T21"><text:tab/></text:span><text:span text:style-name="T22"><text:tab/><text:s/></text:span><text:span text:style-name="T23">Esforço</text:span><text:span text:style-name="T24">: 4 horas</text:span></text:p>
      <text:p text:style-name="P25"><text:span text:style-name="T26">Descrição</text:span><text:span text:style-name="T27">: Criar classe VerificarConexao, a partir de um contexto essa classe é capaz de informar se o aplicativo está conectado ou não a internet, e também dizer o tipo de conexão que o aplicativo está usando (3</text:span><text:span text:style-name="T28">G ou WiFi).</text:span></text:p>
      <text:p text:style-name="P29"><text:span text:style-name="T30">Produtos</text:span><text:span text:style-name="T31">: Nenhum</text:span></text:p>
      <text:p text:style-name="P32"><text:span text:style-name="T33">Equipe</text:span><text:span text:style-name="T34">: Muryllo Tiraza Santos</text:span></text:p>
      <text:p text:style-name="P35"><text:span text:style-name="T36">Artefato</text:span><text:span text:style-name="T37">: VerificarConexao.java</text:span></text:p>
      <text:p text:style-name="P38"/>
      <text:p text:style-name="P39"><text:span text:style-name="T40">Atividade</text:span><text:span text:style-name="T41">: Correção de Erros</text:span><text:span text:style-name="T42"><text:tab/><text:s text:c="22"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text:s text:c="2"/></text:span><text:span text:style-name="T48">Esforço</text:span><text:span text:style-name="T49">:<text:s/></text:span><text:span text:style-name="T50">2</text:span><text:span text:style-name="T51"><text:s/>horas</text:span></text:p>
      <text:p text:style-name="P52"><text:span text:style-name="T53">Descrição</text:span><text:span text:style-name="T54">: Correção de pequenos erros da interface.</text:span></text:p>
      <text:p text:style-name="P55"><text:span text:style-name="T56">Produtos</text:span><text:span text:style-name="T57">: Nenhum.</text:span></text:p>
      <text:p text:style-name="P58"><text:span text:style-name="T59">Equipe</text:span><text:span text:style-name="T60">: Muryllo Tir</text:span><text:span text:style-name="T61">aza Santos</text:span></text:p>
      <text:p text:style-name="P62"><text:span text:style-name="T63">Artefato</text:span><text:span text:style-name="T64">: Nenhum.</text:span></text:p>
      <text:p text:style-name="P65"/>
      <text:p text:style-name="P66"><text:span text:style-name="T67">Atividade</text:span><text:span text:style-name="T68">: Dialog de Menu <text:s text:c="21"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text:s text:c="2"/></text:span><text:span text:style-name="T74">Esforço</text:span><text:span text:style-name="T75">: 4 horas</text:span></text:p>
      <text:p text:style-name="P76"><text:span text:style-name="T77">Descrição</text:span><text:span text:style-name="T78">: Fazer um dialog customizado para o menu do aplicativo. O dialog customizado foi feito para aplicar as cores do INF.</text:span></text:p>
      <text:p text:style-name="P79"><text:span text:style-name="T80">Produtos</text:span><text:span text:style-name="T81">: Nenhum.</text:span></text:p>
      <text:p text:style-name="P82"><text:span text:style-name="T83">Equipe</text:span><text:span text:style-name="T84">: Muryllo Tiraza Santos</text:span></text:p>
      <text:p text:style-name="P85"><text:span text:style-name="T86">Artefato</text:span><text:span text:style-name="T87">: DialogMenuColeta.jav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PROD7</dc:creator>
    <meta:creation-date>2013-09-13T01:49:00Z</meta:creation-date>
    <dc:date>2013-09-13T17:50:00Z</dc:date>
    <meta:template xlink:href="Normal" xlink:type="simple"/>
    <meta:editing-cycles>8</meta:editing-cycles>
    <meta:editing-duration>PT600S</meta:editing-duration>
    <meta:document-statistic meta:page-count="1" meta:paragraph-count="1" meta:word-count="154" meta:character-count="987" meta:row-count="6" meta:non-whitespace-character-count="834"/>
  </office:meta>
</office:document-meta>
</file>